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1cbadf" officeooo:paragraph-rsid="001cbadf"/>
    </style:style>
    <style:style style:name="P4" style:family="paragraph" style:parent-style-name="Standard">
      <style:text-properties fo:font-size="16pt" fo:font-weight="bold" officeooo:rsid="001e5d55" officeooo:paragraph-rsid="001e5d55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officeooo:paragraph-rsid="00161d22"/>
    </style:style>
    <style:style style:name="P6" style:family="paragraph" style:parent-style-name="Preformatted_20_Text">
      <style:text-properties officeooo:rsid="00161d22" officeooo:paragraph-rsid="00161d22"/>
    </style:style>
    <style:style style:name="P7" style:family="paragraph" style:parent-style-name="Preformatted_20_Text">
      <style:text-properties officeooo:paragraph-rsid="00168796"/>
    </style:style>
    <style:style style:name="P8" style:family="paragraph" style:parent-style-name="Standard">
      <style:text-properties officeooo:rsid="0013b9c6" officeooo:paragraph-rsid="000ecdc1"/>
    </style:style>
    <style:style style:name="P9" style:family="paragraph" style:parent-style-name="Standard">
      <style:paragraph-properties fo:break-before="page"/>
      <style:text-properties officeooo:rsid="0013b9c6" officeooo:paragraph-rsid="000ecdc1"/>
    </style:style>
    <style:style style:name="P10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1" style:family="paragraph" style:parent-style-name="Heading_20_5">
      <style:text-properties officeooo:rsid="0011b245"/>
    </style:style>
    <style:style style:name="T1" style:family="text">
      <style:text-properties officeooo:rsid="001b1a1b"/>
    </style:style>
    <style:style style:name="T2" style:family="text">
      <style:text-properties officeooo:rsid="00161d22"/>
    </style:style>
    <style:style style:name="T3" style:family="text">
      <style:text-properties officeooo:rsid="00168796"/>
    </style:style>
    <style:style style:name="T4" style:family="text">
      <style:text-properties officeooo:rsid="000ecdc1"/>
    </style:style>
    <style:style style:name="T5" style:family="text">
      <style:text-properties officeooo:rsid="001fd6d6"/>
    </style:style>
    <style:style style:name="T6" style:family="text">
      <style:text-properties officeooo:rsid="00219d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n Technical</text:p>
      <text:p text:style-name="P2"/>
      <text:p text:style-name="P3">TODO <text:span text:style-name="T6">– This hasn’t been done!!!!!!!!!!!!!!!</text:span></text:p>
      <text:p text:style-name="P3"/>
      <text:h text:style-name="Heading_20_5" text:outline-level="5"><text:bookmark-start text:name="__RefHeading___Toc748_1241909737"/><text:span text:style-name="T4">How do you check the network configuration?</text:span><text:bookmark-end text:name="__RefHeading___Toc748_1241909737"/></text:h>
      <text:p text:style-name="P2"/>
      <text:p text:style-name="P5">$ <text:span text:style-name="T2">ifconfig -a</text:span></text:p>
      <text:p text:style-name="P6">$ ifconfig -a | grep eth</text:p>
      <text:p text:style-name="P2"/>
      <text:h text:style-name="P11" text:outline-level="5"><text:bookmark-start text:name="__RefHeading___Toc750_1241909737"/>How do you <text:span text:style-name="T3">check the kernel parameters</text:span>?<text:bookmark-end text:name="__RefHeading___Toc750_1241909737"/></text:h>
      <text:p text:style-name="P2"/>
      <text:p text:style-name="P7">$ <text:span text:style-name="T3">cat /etc/sysctl.conf</text:span></text:p>
      <text:p text:style-name="P8"/>
      <text:p text:style-name="P8"/>
      <text:p text:style-name="P8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748_1241909737" text:style-name="Index_20_Link" text:visited-style-name="Index_20_Link">1.How do you check the network configuration?<text:tab/>1</text:a></text:p>
          <text:p text:style-name="P10"><text:a xlink:type="simple" xlink:href="#__RefHeading___Toc750_1241909737" text:style-name="Index_20_Link" text:visited-style-name="Index_20_Link">2.How do you check the kernel parameters?<text:tab/>1</text:a>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1fd6d6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Non Technical ---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6-12-24T13:57:01.996569833</dc:date>
    <meta:editing-duration>PT37M48S</meta:editing-duration>
    <meta:editing-cycles>19</meta:editing-cycles>
    <meta:generator>LibreOffice/5.2.3.1$Linux_X86_64 LibreOffice_project/20m0$Build-1</meta:generator>
    <meta:document-statistic meta:table-count="0" meta:image-count="0" meta:object-count="0" meta:page-count="2" meta:paragraph-count="11" meta:word-count="59" meta:character-count="332" meta:non-whitespace-character-count="284"/>
  </office:meta>
</office:document-meta>
</file>